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color="#800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officeooo:paragraph-rsid="0008e184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text-properties officeooo:paragraph-rsid="0009fac7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cc000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uilding user interfaces</text:h>
      <text:p text:style-name="P2">When construcing a more complicated user interface, with dozens or hundreds of widgets, doing all the setup work in C code is cumbersome, and making changes becomes next to impossible.</text:p>
      <text:p text:style-name="P3">Thankfully, GTK+ supports <text:span text:style-name="T3">the separation of user interface layout from your business logic</text:span>, by using UI descriptions in an XML format that can be parsed by the <text:a xlink:type="simple" xlink:href="https://developer.gnome.org/gtk3/stable/GtkBuilder.html" text:style-name="Internet_20_link" text:visited-style-name="Visited_20_Internet_20_Link">GtkBuilder</text:a> class.</text:p>
      <text:p text:style-name="P1"><text:bookmark text:name="id-1.2.3.11.4"/>Example 3. Packing buttons with GtkBuilder</text:p>
      <text:p text:style-name="P1"/>
      <text:p text:style-name="Text_20_body">Create a new file with the following content named example-3.c.</text:p>
      <text:p text:style-name="Preformatted_20_Text">#include &lt;gtk/gtk.h&gt;</text:p>
      <text:p text:style-name="Preformatted_20_Text"/>
      <text:p text:style-name="Preformatted_20_Text">static void</text:p>
      <text:p text:style-name="Preformatted_20_Text">print_hello (GtkWidget *widget,</text:p>
      <text:p text:style-name="Preformatted_20_Text"><text:s text:c="13"/>gpointer <text:s text:c="2"/>data)</text:p>
      <text:p text:style-name="Preformatted_20_Text">{</text:p>
      <text:p text:style-name="Preformatted_20_Text"><text:s text:c="2"/>g_print ("Hello World\n");</text:p>
      <text:p text:style-name="Preformatted_20_Text">}</text:p>
      <text:p text:style-name="Preformatted_20_Text"/>
      <text:p text:style-name="Preformatted_20_Text">int</text:p>
      <text:p text:style-name="Preformatted_20_Text">main (int <text:s text:c="2"/>argc,</text:p>
      <text:p text:style-name="Preformatted_20_Text"><text:s text:c="6"/>char *argv[])</text:p>
      <text:p text:style-name="Preformatted_20_Text">{</text:p>
      <text:p text:style-name="Preformatted_20_Text"><text:s text:c="2"/>GtkBuilder *builder;</text:p>
      <text:p text:style-name="Preformatted_20_Text"><text:s text:c="2"/>GObject *window;</text:p>
      <text:p text:style-name="Preformatted_20_Text"><text:s text:c="2"/>GObject *button;</text:p>
      <text:p text:style-name="Preformatted_20_Text"><text:s text:c="2"/>GError *error = NULL;</text:p>
      <text:p text:style-name="Preformatted_20_Text"/>
      <text:p text:style-name="Preformatted_20_Text"><text:s text:c="2"/>gtk_init (&amp;argc, &amp;argv);</text:p>
      <text:p text:style-name="Preformatted_20_Text"/>
      <text:p text:style-name="Preformatted_20_Text"><text:s text:c="2"/>/* Construct a GtkBuilder instance and load our UI description */</text:p>
      <text:p text:style-name="Preformatted_20_Text"><text:s text:c="2"/>builder = gtk_builder_new ();</text:p>
      <text:p text:style-name="Preformatted_20_Text"><text:s text:c="2"/>if (gtk_builder_add_from_file (builder, "builder.ui", &amp;error) == 0)</text:p>
      <text:p text:style-name="Preformatted_20_Text"><text:s text:c="4"/>{</text:p>
      <text:p text:style-name="Preformatted_20_Text"><text:s text:c="6"/>g_printerr ("Error loading file: %s\n", error-&gt;message);</text:p>
      <text:p text:style-name="Preformatted_20_Text"><text:s text:c="6"/>g_clear_error (&amp;error);</text:p>
      <text:p text:style-name="Preformatted_20_Text"><text:s text:c="6"/>return 1;</text:p>
      <text:p text:style-name="Preformatted_20_Text"><text:s text:c="4"/>}</text:p>
      <text:p text:style-name="Preformatted_20_Text"/>
      <text:p text:style-name="Preformatted_20_Text"><text:s text:c="2"/>/* Connect signal handlers to the constructed widgets. */</text:p>
      <text:p text:style-name="Preformatted_20_Text"><text:s text:c="2"/>window = gtk_builder_get_object (builder, "window");</text:p>
      <text:p text:style-name="Preformatted_20_Text"><text:s text:c="2"/>g_signal_connect (window, "destroy", G_CALLBACK (gtk_main_quit), NULL);</text:p>
      <text:p text:style-name="Preformatted_20_Text"/>
      <text:p text:style-name="Preformatted_20_Text"><text:s text:c="2"/>button = gtk_builder_get_object (builder, "button1");</text:p>
      <text:p text:style-name="Preformatted_20_Text"><text:s text:c="2"/>g_signal_connect (button, "clicked", G_CALLBACK (print_hello), NULL);</text:p>
      <text:p text:style-name="Preformatted_20_Text"/>
      <text:p text:style-name="Preformatted_20_Text"><text:s text:c="2"/>button = gtk_builder_get_object (builder, "button2");</text:p>
      <text:p text:style-name="Preformatted_20_Text"><text:s text:c="2"/>g_signal_connect (button, "clicked", G_CALLBACK (print_hello), NULL);</text:p>
      <text:p text:style-name="Preformatted_20_Text"/>
      <text:p text:style-name="Preformatted_20_Text"><text:s text:c="2"/>button = gtk_builder_get_object (builder, "quit");</text:p>
      <text:p text:style-name="Preformatted_20_Text"><text:s text:c="2"/>g_signal_connect (button, "clicked", G_CALLBACK (gtk_main_quit), NULL);</text:p>
      <text:p text:style-name="Preformatted_20_Text"/>
      <text:p text:style-name="Preformatted_20_Text"><text:s text:c="2"/>gtk_main ();</text:p>
      <text:p text:style-name="Preformatted_20_Text"/>
      <text:p text:style-name="Preformatted_20_Text"><text:s text:c="2"/>return 0;</text:p>
      <text:p text:style-name="P4">}</text:p>
      <text:p text:style-name="P4"/>
      <text:p text:style-name="P4"/>
      <text:p text:style-name="Text_20_body"><text:soft-page-break/><text:span text:style-name="T3">Create a new file with the following content named</text:span> builder.ui.</text:p>
      <text:p text:style-name="Preformatted_20_Text">&lt;interface&gt;</text:p>
      <text:p text:style-name="Preformatted_20_Text"><text:s text:c="2"/>&lt;object id="window" class="GtkWindow"&gt;</text:p>
      <text:p text:style-name="Preformatted_20_Text"><text:s text:c="4"/>&lt;property name="visible"&gt;True&lt;/property&gt;</text:p>
      <text:p text:style-name="Preformatted_20_Text"><text:s text:c="4"/>&lt;property name="title"&gt;Grid&lt;/property&gt;</text:p>
      <text:p text:style-name="Preformatted_20_Text"><text:s text:c="4"/>&lt;property name="border-width"&gt;10&lt;/property&gt;</text:p>
      <text:p text:style-name="Preformatted_20_Text"><text:s text:c="4"/>&lt;child&gt;</text:p>
      <text:p text:style-name="Preformatted_20_Text"><text:s text:c="6"/>&lt;object id="grid" class="GtkGrid"&gt;</text:p>
      <text:p text:style-name="Preformatted_20_Text"><text:s text:c="8"/>&lt;property name="visible"&gt;True&lt;/property&gt;</text:p>
      <text:p text:style-name="Preformatted_20_Text"><text:s text:c="8"/>&lt;child&gt;</text:p>
      <text:p text:style-name="Preformatted_20_Text"><text:s text:c="10"/>&lt;object id="button1" class="GtkButton"&gt;</text:p>
      <text:p text:style-name="Preformatted_20_Text"><text:s text:c="12"/>&lt;property name="visible"&gt;True&lt;/property&gt;</text:p>
      <text:p text:style-name="Preformatted_20_Text"><text:s text:c="12"/>&lt;property name="label"&gt;Button 1&lt;/property&gt;</text:p>
      <text:p text:style-name="Preformatted_20_Text"><text:s text:c="10"/>&lt;/object&gt;</text:p>
      <text:p text:style-name="Preformatted_20_Text"><text:s text:c="10"/>&lt;packing&gt;</text:p>
      <text:p text:style-name="Preformatted_20_Text"><text:s text:c="12"/>&lt;property name="left-attach"&gt;0&lt;/property&gt;</text:p>
      <text:p text:style-name="Preformatted_20_Text"><text:s text:c="12"/>&lt;property name="top-attach"&gt;0&lt;/property&gt;</text:p>
      <text:p text:style-name="Preformatted_20_Text"><text:s text:c="10"/>&lt;/packing&gt;</text:p>
      <text:p text:style-name="Preformatted_20_Text"><text:s text:c="8"/>&lt;/child&gt;</text:p>
      <text:p text:style-name="Preformatted_20_Text"><text:s text:c="8"/>&lt;child&gt;</text:p>
      <text:p text:style-name="Preformatted_20_Text"><text:s text:c="10"/>&lt;object id="button2" class="GtkButton"&gt;</text:p>
      <text:p text:style-name="Preformatted_20_Text"><text:s text:c="12"/>&lt;property name="visible"&gt;True&lt;/property&gt;</text:p>
      <text:p text:style-name="Preformatted_20_Text"><text:s text:c="12"/>&lt;property name="label"&gt;Button 2&lt;/property&gt;</text:p>
      <text:p text:style-name="Preformatted_20_Text"><text:s text:c="10"/>&lt;/object&gt;</text:p>
      <text:p text:style-name="Preformatted_20_Text"><text:s text:c="10"/>&lt;packing&gt;</text:p>
      <text:p text:style-name="Preformatted_20_Text"><text:s text:c="12"/>&lt;property name="left-attach"&gt;1&lt;/property&gt;</text:p>
      <text:p text:style-name="Preformatted_20_Text"><text:s text:c="12"/>&lt;property name="top-attach"&gt;0&lt;/property&gt;</text:p>
      <text:p text:style-name="Preformatted_20_Text"><text:s text:c="10"/>&lt;/packing&gt;</text:p>
      <text:p text:style-name="Preformatted_20_Text"><text:s text:c="8"/>&lt;/child&gt;</text:p>
      <text:p text:style-name="Preformatted_20_Text"><text:s text:c="8"/>&lt;child&gt;</text:p>
      <text:p text:style-name="Preformatted_20_Text"><text:s text:c="10"/>&lt;object id="quit" class="GtkButton"&gt;</text:p>
      <text:p text:style-name="Preformatted_20_Text"><text:s text:c="12"/>&lt;property name="visible"&gt;True&lt;/property&gt;</text:p>
      <text:p text:style-name="Preformatted_20_Text"><text:s text:c="12"/>&lt;property name="label"&gt;Quit&lt;/property&gt;</text:p>
      <text:p text:style-name="Preformatted_20_Text"><text:s text:c="10"/>&lt;/object&gt;</text:p>
      <text:p text:style-name="Preformatted_20_Text"><text:s text:c="10"/>&lt;packing&gt;</text:p>
      <text:p text:style-name="Preformatted_20_Text"><text:s text:c="12"/>&lt;property name="left-attach"&gt;0&lt;/property&gt;</text:p>
      <text:p text:style-name="Preformatted_20_Text"><text:s text:c="12"/>&lt;property name="top-attach"&gt;1&lt;/property&gt;</text:p>
      <text:p text:style-name="Preformatted_20_Text"><text:s text:c="12"/>&lt;property name="width"&gt;2&lt;/property&gt;</text:p>
      <text:p text:style-name="Preformatted_20_Text"><text:s text:c="10"/>&lt;/packing&gt;</text:p>
      <text:p text:style-name="Preformatted_20_Text"><text:s text:c="8"/>&lt;/child&gt;</text:p>
      <text:p text:style-name="Preformatted_20_Text"><text:s text:c="6"/>&lt;/object&gt;</text:p>
      <text:p text:style-name="Preformatted_20_Text"><text:s text:c="6"/>&lt;packing&gt;</text:p>
      <text:p text:style-name="Preformatted_20_Text"><text:s text:c="6"/>&lt;/packing&gt;</text:p>
      <text:p text:style-name="Preformatted_20_Text"><text:s text:c="4"/>&lt;/child&gt;</text:p>
      <text:p text:style-name="Preformatted_20_Text"><text:s text:c="2"/>&lt;/object&gt;</text:p>
      <text:p text:style-name="P4">&lt;/interface&gt;</text:p>
      <text:p text:style-name="Text_20_body"/>
      <text:p text:style-name="Text_20_body">You can compile the program above with GCC using: </text:p>
      <text:p text:style-name="Text_20_body"><text:line-break/><text:span text:style-name="Source_20_Text">gcc `pkg-config --cflags gtk+-3.0` -o example-3 example-3.c `pkg-config --libs gtk+-3.0`</text:span></text:p>
      <text:p text:style-name="Text_20_body"><text:span text:style-name="Source_20_Text"/></text:p>
      <text:p text:style-name="P6">Note that <text:span text:style-name="T3">GtkBuilder </text:span><text:span text:style-name="T6">can also be used to</text:span><text:span text:style-name="T3"> construct objects that are not widgets, such as tree models, adjustments, etc.</text:span> </text:p>
      <text:p text:style-name="P6">That is the reason the method we use here is called <text:a xlink:type="simple" xlink:href="https://developer.gnome.org/gtk3/stable/GtkBuilder.html#gtk-builder-get-object" text:style-name="Internet_20_link" text:visited-style-name="Visited_20_Internet_20_Link"><text:span text:style-name="Source_20_Text">gtk_builder_get_object()</text:span></text:a> and returns a GObject* instead of a GtkWidget*.</text:p>
      <text:p text:style-name="P6"><text:soft-page-break/>Normally, you would pass a <text:span text:style-name="T7">full path </text:span>to <text:a xlink:type="simple" xlink:href="https://developer.gnome.org/gtk3/stable/GtkBuilder.html#gtk-builder-add-from-file" text:style-name="Internet_20_link" text:visited-style-name="Visited_20_Internet_20_Link"><text:span text:style-name="Source_20_Text">gtk_builder_add_from_file()</text:span></text:a> to <text:span text:style-name="T8">make the execution of your program independent of the current directory.</text:span> </text:p>
      <text:p text:style-name="P6"/>
      <text:p text:style-name="P6">A common location to install UI descriptions and similar data is <text:span text:style-name="Source_20_Text">/usr/share/</text:span><text:span text:style-name="Source_20_Text"><text:span text:style-name="Emphasis">appname</text:span></text:span>.</text:p>
      <text:p text:style-name="P6"><text:s/></text:p>
      <text:p text:style-name="Text_20_body">It is also possible to embed the UI description in the source code as a string and use <text:a xlink:type="simple" xlink:href="https://developer.gnome.org/gtk3/stable/GtkBuilder.html#gtk-builder-add-from-string" text:style-name="Internet_20_link" text:visited-style-name="Visited_20_Internet_20_Link"><text:span text:style-name="Source_20_Text">gtk_builder_add_from_string()</text:span></text:a> to load it. But keeping the UI description in a separate file has several advantages: It is then possible to make minor adjustments to the UI without recompiling your program, and, more importantly, graphical UI editors such as <text:a xlink:type="simple" xlink:href="http://glade.gnome.org/" office:target-frame-name="_top" xlink:show="replace" text:style-name="Internet_20_link" text:visited-style-name="Visited_20_Internet_20_Link">glade</text:a> can load the file and allow you to create and modify your UI by point-and-click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04:08.844689057</meta:creation-date>
    <dc:date>2019-03-25T10:27:37.995013207</dc:date>
    <meta:editing-duration>PT6M24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3" meta:paragraph-count="95" meta:word-count="455" meta:character-count="4186" meta:non-whitespace-character-count="3353"/>
  </office:meta>
</office:document-meta>
</file>